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832f" officeooo:paragraph-rsid="000c6110"/>
    </style:style>
    <style:style style:name="P2" style:family="paragraph" style:parent-style-name="Heading_20_2">
      <style:text-properties officeooo:paragraph-rsid="000c6110"/>
    </style:style>
    <style:style style:name="P3" style:family="paragraph" style:parent-style-name="Heading_20_3">
      <style:text-properties officeooo:paragraph-rsid="000c6110"/>
    </style:style>
    <style:style style:name="P4" style:family="paragraph" style:parent-style-name="Heading_20_3">
      <style:text-properties officeooo:rsid="000c6110" officeooo:paragraph-rsid="000c6110"/>
    </style:style>
    <style:style style:name="P5" style:family="paragraph" style:parent-style-name="Heading_20_3">
      <style:text-properties officeooo:rsid="000c6110" officeooo:paragraph-rsid="000f6c0f"/>
    </style:style>
    <style:style style:name="P6" style:family="paragraph" style:parent-style-name="Heading_20_3">
      <style:text-properties officeooo:rsid="000dad7b" officeooo:paragraph-rsid="000dad7b"/>
    </style:style>
    <style:style style:name="P7" style:family="paragraph" style:parent-style-name="Heading_20_3">
      <style:text-properties officeooo:rsid="000e468b" officeooo:paragraph-rsid="000e468b"/>
    </style:style>
    <style:style style:name="P8" style:family="paragraph" style:parent-style-name="Heading_20_3">
      <style:text-properties officeooo:rsid="000f1d66" officeooo:paragraph-rsid="000f1d66"/>
    </style:style>
    <style:style style:name="P9" style:family="paragraph" style:parent-style-name="Heading_20_4">
      <style:text-properties officeooo:rsid="0014832f" officeooo:paragraph-rsid="000c6110"/>
    </style:style>
    <style:style style:name="P10" style:family="paragraph" style:parent-style-name="Heading_20_5">
      <style:text-properties officeooo:rsid="0014832f" officeooo:paragraph-rsid="000c6110"/>
    </style:style>
    <style:style style:name="P11" style:family="paragraph" style:parent-style-name="Horizontal_20_Line">
      <style:text-properties officeooo:paragraph-rsid="000c6110"/>
    </style:style>
    <style:style style:name="P12" style:family="paragraph" style:parent-style-name="Standard">
      <style:text-properties officeooo:rsid="0014832f" officeooo:paragraph-rsid="000c6110"/>
    </style:style>
    <style:style style:name="P13" style:family="paragraph" style:parent-style-name="Text_20_body">
      <style:text-properties officeooo:rsid="0014832f" officeooo:paragraph-rsid="000c6110"/>
    </style:style>
    <style:style style:name="P14" style:family="paragraph" style:parent-style-name="Text_20_body">
      <style:text-properties officeooo:paragraph-rsid="000c6110"/>
    </style:style>
    <style:style style:name="P15" style:family="paragraph" style:parent-style-name="Text_20_body">
      <style:text-properties officeooo:rsid="000c6110" officeooo:paragraph-rsid="000e468b"/>
    </style:style>
    <style:style style:name="P16" style:family="paragraph" style:parent-style-name="Text_20_body">
      <style:text-properties officeooo:rsid="000c6110" officeooo:paragraph-rsid="000f6c0f"/>
    </style:style>
    <style:style style:name="P17" style:family="paragraph" style:parent-style-name="Text_20_body">
      <style:text-properties officeooo:rsid="000dad7b" officeooo:paragraph-rsid="000dad7b"/>
    </style:style>
    <style:style style:name="P18" style:family="paragraph" style:parent-style-name="Text_20_body">
      <style:text-properties officeooo:paragraph-rsid="000dad7b"/>
    </style:style>
    <style:style style:name="P19" style:family="paragraph" style:parent-style-name="Text_20_body">
      <style:text-properties officeooo:rsid="000e468b" officeooo:paragraph-rsid="000e468b"/>
    </style:style>
    <style:style style:name="P20" style:family="paragraph" style:parent-style-name="Text_20_body">
      <style:text-properties officeooo:rsid="000f1d66" officeooo:paragraph-rsid="000f1d66"/>
    </style:style>
    <style:style style:name="P21" style:family="paragraph" style:parent-style-name="Text_20_body">
      <style:text-properties style:text-line-through-style="solid" style:text-line-through-type="single" officeooo:rsid="001780de" officeooo:paragraph-rsid="000c6110"/>
    </style:style>
    <style:style style:name="P22" style:family="paragraph" style:parent-style-name="Text_20_body">
      <style:text-properties officeooo:rsid="001172b3" officeooo:paragraph-rsid="001172b3"/>
    </style:style>
    <style:style style:name="P23" style:family="paragraph" style:parent-style-name="Text_20_body">
      <style:text-properties fo:font-weight="bold" officeooo:rsid="001172b3" officeooo:paragraph-rsid="001172b3" style:font-weight-asian="bold" style:font-weight-complex="bold"/>
    </style:style>
    <style:style style:name="P24" style:family="paragraph" style:parent-style-name="Text_20_body">
      <style:text-properties fo:font-weight="bold" officeooo:rsid="00153090" officeooo:paragraph-rsid="00153090" style:font-weight-asian="bold" style:font-weight-complex="bold"/>
    </style:style>
    <style:style style:name="P25" style:family="paragraph" style:parent-style-name="Text_20_body">
      <style:text-properties officeooo:rsid="0012fac1" officeooo:paragraph-rsid="0012fac1"/>
    </style:style>
    <style:style style:name="P26" style:family="paragraph" style:parent-style-name="Text_20_body">
      <style:text-properties fo:font-weight="normal" officeooo:rsid="00153090" officeooo:paragraph-rsid="00153090" style:font-weight-asian="normal" style:font-weight-complex="normal"/>
    </style:style>
    <style:style style:name="T1" style:family="text">
      <style:text-properties officeooo:rsid="0014832f"/>
    </style:style>
    <style:style style:name="T2" style:family="text">
      <style:text-properties style:text-position="super 58%" officeooo:rsid="0010e8f6"/>
    </style:style>
    <style:style style:name="T3" style:family="text">
      <style:text-properties officeooo:rsid="001780de"/>
    </style:style>
    <style:style style:name="T4" style:family="text">
      <style:text-properties officeooo:rsid="000c6110"/>
    </style:style>
    <style:style style:name="T5" style:family="text">
      <style:text-properties officeooo:rsid="000dad7b"/>
    </style:style>
    <style:style style:name="T6" style:family="text">
      <style:text-properties officeooo:rsid="000e468b"/>
    </style:style>
    <style:style style:name="T7" style:family="text">
      <style:text-properties officeooo:rsid="000f1d66"/>
    </style:style>
    <style:style style:name="T8" style:family="text">
      <style:text-properties officeooo:rsid="000f6c0f"/>
    </style:style>
    <style:style style:name="T9" style:family="text">
      <style:text-properties officeooo:rsid="0010e8f6"/>
    </style:style>
    <style:style style:name="T10" style:family="text">
      <style:text-properties officeooo:rsid="001172b3"/>
    </style:style>
    <style:style style:name="T11" style:family="text">
      <style:text-properties officeooo:rsid="0012fac1"/>
    </style:style>
    <style:style style:name="T12" style:family="text">
      <style:text-properties style:text-line-through-style="solid" style:text-line-through-type="single" officeooo:rsid="0012fac1"/>
    </style:style>
    <style:style style:name="T13" style:family="text">
      <style:text-properties officeooo:rsid="0014c07b"/>
    </style:style>
    <style:style style:name="T14" style:family="text">
      <style:text-properties officeooo:rsid="0015309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ternal contributions on GitHub (<text:span text:style-name="T9">as of </text:span>2022, Seanpm2001)</text:h>
      <text:p text:style-name="P12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The chart is currently broken, LibreOffice makes it really complicated. I don’t know how to enter values, I tried for over 20 minutes <text:span text:style-name="T8">on 20</text:span><text:span text:style-name="T9">20 May 1st</text:span>. I will have to get into research another time.</text:p>
      <text:h text:style-name="P2" text:outline-level="2">Total external contributions:</text:h>
      <text:p text:style-name="P20">By country:</text:p>
      <text:p text:style-name="P20">1. <text:a xlink:type="simple" xlink:href="#1.1.1.Island of Nieu: 1x 🇳🇺️|outline" text:style-name="Internet_20_link" text:visited-style-name="Visited_20_Internet_20_Link">Island of Nieu</text:a> 🇳🇺️<text:line-break/><text:span text:style-name="T8">2. </text:span><text:a xlink:type="simple" xlink:href="#1.1.2.Republic of India: 2x 🇮🇳️|outline" text:style-name="Internet_20_link" text:visited-style-name="Visited_20_Internet_20_Link"><text:span text:style-name="T8">India</text:span></text:a><text:span text:style-name="T8"> 🇮🇳️<text:line-break/>3. </text:span><text:a xlink:type="simple" xlink:href="#1.1.3.Nigeria: 1x 🇳🇬️|outline" text:style-name="Internet_20_link" text:visited-style-name="Visited_20_Internet_20_Link"><text:span text:style-name="T8">Nigeria</text:span></text:a><text:span text:style-name="T8"> 🇳🇬️<text:line-break/>4. </text:span><text:a xlink:type="simple" xlink:href="#1.1.4.France: 1x 🇫🇷️|outline" text:style-name="Internet_20_link" text:visited-style-name="Visited_20_Internet_20_Link"><text:span text:style-name="T8">France</text:span></text:a><text:span text:style-name="T8"> 🇫🇷️<text:line-break/>5. </text:span><text:a xlink:type="simple" xlink:href="#1.1.5.The Netherlands: 2x 🇳🇱️|outline" text:style-name="Internet_20_link" text:visited-style-name="Visited_20_Internet_20_Link"><text:span text:style-name="T8">The Netherlands</text:span></text:a><text:span text:style-name="T8"> 🇳🇱️<text:line-break/>6. </text:span><text:a xlink:type="simple" xlink:href="#1.1.6.Germany: 1x 🇩🇪️|outline" text:style-name="Internet_20_link" text:visited-style-name="Visited_20_Internet_20_Link"><text:span text:style-name="T8">Germany</text:span></text:a><text:span text:style-name="T8"> 🇩🇪️<text:line-break/>7. </text:span><text:a xlink:type="simple" xlink:href="#1.1.7.Denmark: 1x 🇩🇰️|outline" text:style-name="Internet_20_link" text:visited-style-name="Visited_20_Internet_20_Link"><text:span text:style-name="T8">Denmark</text:span></text:a><text:span text:style-name="T8"> 🇩🇰️<text:line-break/>8. </text:span><text:a xlink:type="simple" xlink:href="#1.1.8.Kuwait: 1x 🇰🇼️|outline" text:style-name="Internet_20_link" text:visited-style-name="Visited_20_Internet_20_Link"><text:span text:style-name="T8">Kuwait</text:span></text:a><text:span text:style-name="T8"> 🇰🇼️<text:line-break/>9. </text:span><text:a xlink:type="simple" xlink:href="#1.1.9.Republic of Turkey: 1x 🇹🇷️|outline" text:style-name="Internet_20_link" text:visited-style-name="Visited_20_Internet_20_Link"><text:span text:style-name="T8">Turkey</text:span></text:a><text:span text:style-name="T8"> 🇹🇷️<text:line-break/>10. </text:span><text:a xlink:type="simple" xlink:href="#1.1.10.United States of America: 3x 🇺🇸️|outline" text:style-name="Internet_20_link" text:visited-style-name="Visited_20_Internet_20_Link"><text:span text:style-name="T8">United States</text:span></text:a><text:span text:style-name="T8"> 🇺🇸️<text:line-break/>11. </text:span><text:a xlink:type="simple" xlink:href="#1.1.11.Unknown: 10x 🏴️|outline" text:style-name="Internet_20_link" text:visited-style-name="Visited_20_Internet_20_Link"><text:span text:style-name="T8">Other/unknown</text:span></text:a><text:span text:style-name="T8"> 🏴️</text:span></text:p>
      <text:h text:style-name="P4" text:outline-level="3">Island of Nieu: 1x 🇳🇺️</text:h>
      <text:p text:style-name="P14"><text:span text:style-name="T4">1. </text:span><text:a xlink:type="simple" xlink:href="https://github.com/Peterhil/" text:style-name="Internet_20_link" text:visited-style-name="Visited_20_Internet_20_Link"><text:span text:style-name="T4">@peterhil</text:span></text:a><text:span text:style-name="T4"> (1 contribution) type: source code donation (medium level submission)</text:span></text:p>
      <text:h text:style-name="P3" text:outline-level="3">Republic of India: 2x 🇮🇳️</text:h>
      <text:p text:style-name="P12">1. <text:a xlink:type="simple" xlink:href="https://github.com/GaurPeeyush/" text:style-name="Internet_20_link" text:visited-style-name="Visited_20_Internet_20_Link">@GaurPeeyush</text:a> (1 contribution) type: graphic design, <text:span text:style-name="T10">pull request</text:span> (low level submission)</text:p>
      <text:p text:style-name="P12"><text:soft-page-break/>2. <text:a xlink:type="simple" xlink:href="https://github.com/Qamberhasnain/" text:style-name="Internet_20_link" text:visited-style-name="Visited_20_Internet_20_Link">@QamberHasnain</text:a> (1 contribution) type: graphic design, <text:span text:style-name="T10">pull request</text:span> (high level submission)</text:p>
      <text:h text:style-name="P4" text:outline-level="3">Nigeria: 1x 🇳🇬️</text:h>
      <text:p text:style-name="P14"><text:span text:style-name="T4">1. </text:span><text:a xlink:type="simple" xlink:href="https://github.com/Davisogunsina/" text:style-name="Internet_20_link" text:visited-style-name="Visited_20_Internet_20_Link"><text:span text:style-name="T4">@Davisogunsina</text:span></text:a><text:span text:style-name="T4"> (0/1 contributions) type: discussion comment (criticism) (low level submission)</text:span></text:p>
      <text:h text:style-name="P6" text:outline-level="3">France: 1x 🇫🇷️</text:h>
      <text:p text:style-name="P17">1. <text:a xlink:type="simple" xlink:href="https://github.com/Xwilarg/" text:style-name="Internet_20_link" text:visited-style-name="Visited_20_Internet_20_Link">@Xwilarg</text:a> (0/1 contributions) type: issue comments (ruffle-rs) (low level submission)</text:p>
      <text:h text:style-name="P6" text:outline-level="3">The Netherlands: <text:span text:style-name="T6">2</text:span>x 🇳🇱️</text:h>
      <text:p text:style-name="P18"><text:span text:style-name="T5">1. </text:span><text:a xlink:type="simple" xlink:href="https://github.com/Coriiander/" text:style-name="Internet_20_link" text:visited-style-name="Visited_20_Internet_20_Link"><text:span text:style-name="T5">@Corriander</text:span></text:a><text:span text:style-name="T5"> (0/1 contributions) type: commit comment (</text:span><text:span text:style-name="T10">seanpm2001/SeansLifeArchive_Images_M</text:span><text:span text:style-name="T5">odern</text:span><text:span text:style-name="T10">S</text:span><text:span text:style-name="T5">murf</text:span><text:span text:style-name="T10">V</text:span><text:span text:style-name="T5">illage) (low level submission)<text:line-break/></text:span><text:span text:style-name="T6">2. </text:span><text:a xlink:type="simple" xlink:href="https://github.com/Rob--W/" text:style-name="Internet_20_link" text:visited-style-name="Visited_20_Internet_20_Link"><text:span text:style-name="T6">@</text:span></text:a><text:a xlink:type="simple" xlink:href="https://github.com/Rob--W/" text:style-name="Internet_20_link" text:visited-style-name="Visited_20_Internet_20_Link">Rob--W</text:a> <text:span text:style-name="T6">(0/1 contributions) type: commit comments (discussion and improvement, mozilla/firefox-color) (high level submission)</text:span></text:p>
      <text:h text:style-name="P6" text:outline-level="3">Germany: 1x 🇩🇪️</text:h>
      <text:p text:style-name="P17">1. <text:a xlink:type="simple" xlink:href="https://github.com/uafr/" text:style-name="Internet_20_link" text:visited-style-name="Visited_20_Internet_20_Link">@uafr</text:a> (0/1 contributions) type: issue comment (answer, lincity-ng) (low level submission)</text:p>
      <text:h text:style-name="P7" text:outline-level="3">Denmark: 1x 🇩🇰️</text:h>
      <text:p text:style-name="P19">1. <text:a xlink:type="simple" xlink:href="https://github.com/madsmtm/" text:style-name="Internet_20_link" text:visited-style-name="Visited_20_Internet_20_Link">@madsmtm</text:a> (0/2 contributions) type: issue raise, issue comments (question, answers, ruffle-rs, seanpm2001/seanpm2001) (low level submissions)</text:p>
      <text:h text:style-name="P8" text:outline-level="3">Kuwait: 1x 🇰🇼️</text:h>
      <text:p text:style-name="P20">1. <text:a xlink:type="simple" xlink:href="https://github.com/kaiwulf/" text:style-name="Internet_20_link" text:visited-style-name="Visited_20_Internet_20_Link">@kaiwulf</text:a> (0/1 contributions) type: issue comments (ruffle-rs) (low level submission)</text:p>
      <text:h text:style-name="P3" text:outline-level="3">Republic of Turkey: 1x 🇹🇷️</text:h>
      <text:p text:style-name="P12">1. <text:a xlink:type="simple" xlink:href="https://github.com/Indatawetrust/" text:style-name="Internet_20_link" text:visited-style-name="Visited_20_Internet_20_Link">@InDataWeTrust</text:a> (1 contribution) type: typo fix, <text:span text:style-name="T10">pull request</text:span> (low level edit)</text:p>
      <text:h text:style-name="P4" text:outline-level="3">United States of America: <text:span text:style-name="T7">3</text:span>x 🇺🇸️</text:h>
      <text:p text:style-name="P15">1. <text:a xlink:type="simple" xlink:href="https://github.com/Channa-my/" text:style-name="Internet_20_link" text:visited-style-name="Visited_20_Internet_20_Link">@channa-my</text:a> (1 contribution) type: self credit, very first external contribution (historical edit)<text:line-break/><text:span text:style-name="T6">2. </text:span><text:a xlink:type="simple" xlink:href="https://github.com/caitmuenster/" text:style-name="Internet_20_link" text:visited-style-name="Visited_20_Internet_20_Link"><text:span text:style-name="T6">@caitmuenster</text:span></text:a><text:span text:style-name="T6"> (0/1 contributions) type: commit comments (discussion and improvement, mozilla/firefox-color) (high level submission)<text:line-break/></text:span><text:span text:style-name="T7">3. </text:span><text:a xlink:type="simple" xlink:href="https://github.com/Herschel/" text:style-name="Internet_20_link" text:visited-style-name="Visited_20_Internet_20_Link"><text:span text:style-name="T7">@Herschel</text:span></text:a><text:span text:style-name="T7"> (0/1 contributions) type: issue comments (ruffle-rs) (low level submission)</text:span></text:p>
      <text:h text:style-name="P5" text:outline-level="3">Unknown: <text:span text:style-name="T7">10</text:span><text:span text:style-name="T6">x</text:span> 🏴️</text:h>
      <text:p text:style-name="P16">1. <text:a xlink:type="simple" xlink:href="https://github.com/Demostanis/" text:style-name="Internet_20_link" text:visited-style-name="Visited_20_Internet_20_Link">@demostanis</text:a> (0/1 contributions) type: tech question answer (medium level submission)<text:line-break/>2. <text:a xlink:type="simple" xlink:href="https://github.com/Struow/" text:style-name="Internet_20_link" text:visited-style-name="Visited_20_Internet_20_Link">@Struow</text:a> (0/1 contributions) type: invalid issue (low level submission)<text:line-break/>3. <text:a xlink:type="simple" xlink:href="https://github.com/MRBlazed90/" text:style-name="Internet_20_link" text:visited-style-name="Visited_20_Internet_20_Link">@MRBlazed90</text:a> (0/1 contributions) type: discussion comment (compliment) (low level submission)<text:line-break/><text:span text:style-name="T5">4. </text:span><text:a xlink:type="simple" xlink:href="https://github.com/ioistired/" text:style-name="Internet_20_link" text:visited-style-name="Visited_20_Internet_20_Link"><text:span text:style-name="T5">@</text:span></text:a><text:a xlink:type="simple" xlink:href="https://github.com/ioistired/" text:style-name="Internet_20_link" text:visited-style-name="Visited_20_Internet_20_Link">ioistired</text:a> <text:span text:style-name="T5">(0/1 contributions) type: pull request comment (criticism, github/dmca) (low level submission)<text:line-break/>5. </text:span><text:a xlink:type="simple" xlink:href="https://github.com/torokati44/" text:style-name="Internet_20_link" text:visited-style-name="Visited_20_Internet_20_Link"><text:span text:style-name="T5">@</text:span></text:a><text:a xlink:type="simple" xlink:href="https://github.com/torokati44/" text:style-name="Internet_20_link" text:visited-style-name="Visited_20_Internet_20_Link">torokati44</text:a> <text:span text:style-name="T5">(0/4 contributions) type: issue comments (general, ruffle-rs) (low level submissions)<text:line-break/></text:span><text:span text:style-name="T6">6. </text:span><text:a xlink:type="simple" xlink:href="https://github.com/krikienoid/" text:style-name="Internet_20_link" text:visited-style-name="Visited_20_Internet_20_Link"><text:span text:style-name="T6">@</text:span></text:a><text:a xlink:type="simple" xlink:href="https://github.com/krikienoid/" text:style-name="Internet_20_link" text:visited-style-name="Visited_20_Internet_20_Link">krikienoid</text:a> <text:span text:style-name="T6">(0/1 contributions) type: issue acknowledgment (general, flagwaver) (very low level </text:span><text:soft-page-break/><text:span text:style-name="T6">submission)<text:line-break/>7. </text:span><text:a xlink:type="simple" xlink:href="https://github.com/kmeisthax/" text:style-name="Internet_20_link" text:visited-style-name="Visited_20_Internet_20_Link"><text:span text:style-name="T6">@kmeisthax</text:span></text:a><text:span text:style-name="T6"> (0/1 contributions) type: issue comments (general, ruffle-rs) (low level submissions)<text:line-break/></text:span><text:span text:style-name="T7">8. </text:span><text:a xlink:type="simple" xlink:href="https://github.com/stavpup/" text:style-name="Internet_20_link" text:visited-style-name="Visited_20_Internet_20_Link"><text:span text:style-name="T7">@Stavpup</text:span></text:a><text:span text:style-name="T7"> (0/1 contributions) type: issue comments (general, ruffle-rs)<text:line-break/>9. </text:span><text:a xlink:type="simple" xlink:href="https://github.com/chuckchuck2007/" text:style-name="Internet_20_link" text:visited-style-name="Visited_20_Internet_20_Link"><text:span text:style-name="T7">@</text:span></text:a><text:a xlink:type="simple" xlink:href="https://github.com/chuckchuck2007/" text:style-name="Internet_20_link" text:visited-style-name="Visited_20_Internet_20_Link">chuckchuck2007</text:a> <text:span text:style-name="T7">(0/1 contributions) type: issue raise (spam, seanpm2001/MCPYE) (extremely low level submission)<text:line-break/>10. </text:span><text:a xlink:type="simple" xlink:href="https://github.com/gamer191/" text:style-name="Internet_20_link" text:visited-style-name="Visited_20_Internet_20_Link"><text:span text:style-name="T7">@gamer191</text:span></text:a><text:span text:style-name="T7"> (1 contribution) type: issue raise (suggestion, fixes, seanpm2001/DeGoogle-your-life) (medium level submission)</text:span></text:p>
      <text:h text:style-name="P9" text:outline-level="4">Notes</text:h>
      <text:p text:style-name="P13">The lists are sorted in A-Z order of the time of contributi<text:span text:style-name="T10">on</text:span>.</text:p>
      <text:p text:style-name="P23">Submission types:</text:p>
      <text:p text:style-name="P22">Issue comments – <text:span text:style-name="T11">Comments and discussion done on issues</text:span></text:p>
      <text:p text:style-name="P22">Issue raise – <text:span text:style-name="T11">Issues that are started on one of my projects</text:span></text:p>
      <text:p text:style-name="P22">Issue acknowledgment – <text:span text:style-name="T11">When an issue is acknowledged and used to improve a project directly</text:span> <text:s/></text:p>
      <text:p text:style-name="P22">Self credit – <text:span text:style-name="T11">Making a commit to credit themselves</text:span></text:p>
      <text:p text:style-name="P22">Commit comments – <text:span text:style-name="T11">For comments made on a commit I made</text:span></text:p>
      <text:p text:style-name="P22">Typo fix – <text:span text:style-name="T11">For </text:span><text:span text:style-name="T12">tpyo</text:span><text:span text:style-name="T11"> typo fixes</text:span></text:p>
      <text:p text:style-name="P22">Discussion comment – <text:span text:style-name="T11">For comments on a discussion</text:span></text:p>
      <text:p text:style-name="P22">Graphic design – <text:span text:style-name="T11">When digital design is commissioned and submitted to be used on a project</text:span></text:p>
      <text:p text:style-name="P25">Source code donation – When a piece of source code is donated to be used on a project</text:p>
      <text:p text:style-name="P25">Criticism – For criticism of my actions (constructive)</text:p>
      <text:p text:style-name="P23">Submission levels:</text:p>
      <text:p text:style-name="P22">Extremely low level – <text:span text:style-name="T11">The lowest effort and importance level</text:span></text:p>
      <text:p text:style-name="P22">Low level – <text:span text:style-name="T11">Low effort, some importance</text:span></text:p>
      <text:p text:style-name="P22">Medium level – <text:span text:style-name="T11">Some effort, some importance</text:span></text:p>
      <text:p text:style-name="P22">High level – <text:span text:style-name="T11">Lots of effort, some importance</text:span></text:p>
      <text:p text:style-name="P22">Very high level – <text:span text:style-name="T11">Lots of effort, lots of importance</text:span></text:p>
      <text:p text:style-name="P22">Historical – <text:span text:style-name="T11">For historical commits that are very important, but can’t be measured otherwise</text:span></text:p>
      <text:p text:style-name="P24">Other</text:p>
      <text:p text:style-name="P26">Many contributions are listed as 0/# this is because they are not definitely directly contributing to a projects source code.</text:p>
      <text:p text:style-name="P21">The contribution type here is for pull requests only at the moment.</text:p>
      <text:h text:style-name="P10" text:outline-level="5"><text:soft-page-break/>File info</text:h>
      <text:p text:style-name="P14"><text:span text:style-name="T1">File version: </text:span><text:span text:style-name="T9">2</text:span><text:span text:style-name="T1"> (2022, </text:span><text:span text:style-name="T9">Mon</text:span><text:span text:style-name="T1">day, May </text:span><text:span text:style-name="T9">2</text:span><text:span text:style-name="T2">nd</text:span><text:span text:style-name="T1"> at 1:</text:span><text:span text:style-name="T11">4</text:span><text:span text:style-name="T14">9</text:span><text:span text:style-name="T3"> </text:span><text:span text:style-name="T1">pm PST)</text:span></text:p>
      <text:p text:style-name="P25">Word count: 6<text:span text:style-name="T14">52</text:span></text:p>
      <text:p text:style-name="P25">Document language: English (US)</text:p>
      <text:p text:style-name="P25">Encoding: UTF-8</text:p>
      <text:p text:style-name="P25">Page count: 4</text:p>
      <text:p text:style-name="P13">Original file type: OpenOffice Document (*.odt)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2:25:17.436292608</meta:creation-date>
    <dc:date>2022-05-02T13:49:09.983373672</dc:date>
    <meta:editing-duration>PT10M27S</meta:editing-duration>
    <meta:editing-cycles>3</meta:editing-cycles>
    <meta:generator>LibreOffice/6.4.2.2$Linux_X86_64 LibreOffice_project/40$Build-2</meta:generator>
    <meta:document-statistic meta:table-count="0" meta:image-count="0" meta:object-count="1" meta:page-count="4" meta:paragraph-count="58" meta:word-count="652" meta:character-count="4538" meta:non-whitespace-character-count="392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121" number:language="en" number:country="US">
      <number:text>.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121">
      <style:chart-properties chart:link-data-style-to-source="false" chart:data-label-number="value" chart:data-label-text="true" chart:data-label-symbol="tru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value-and-percentage" chart:data-label-text="true" chart:data-label-symbol="tru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004586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4.185cm" svg:y="3.702cm" style:legend-expansion="high" chart:style-name="ch2"/>
        <chart:plot-area chart:style-name="ch3" chart:data-source-has-labels="both" svg:x="0.319cm" svg:y="0.179cm" svg:width="13.547cm" svg:height="8.64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39cm" svg:width="11.535cm" svg:height="6.92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9"/>
            <chart:data-point chart:style-name="ch10"/>
          </chart:series>
          <chart:series chart:style-name="ch13" chart:values-cell-range-address="local-table.$D$2:.$D$4" chart:label-cell-address="local-table.$D$1" chart:class="chart:circle">
            <chart:data-point chart:style-name="ch12"/>
            <chart:data-point chart:style-name="ch9"/>
            <chart:data-point chart:style-name="ch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India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